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9d1cf" officeooo:paragraph-rsid="00189d5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c8770" officeooo:paragraph-rsid="00189d5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3cf41" officeooo:paragraph-rsid="00189d58"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bf11" officeooo:paragraph-rsid="00189d58"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a2aea" officeooo:paragraph-rsid="001a2ae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officeooo:rsid="000c8770" officeooo:paragraph-rsid="00189d58"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4pt" officeooo:rsid="00119f21" officeooo:paragraph-rsid="00189d58" style:font-size-asian="12.25pt" style:font-size-complex="14pt"/>
    </style:style>
    <style:style style:name="P8" style:family="paragraph" style:parent-style-name="Standard">
      <style:paragraph-properties fo:text-align="center" style:justify-single-word="false"/>
      <style:text-properties fo:font-size="14pt" officeooo:rsid="000c8770" officeooo:paragraph-rsid="00189d58" style:font-size-asian="12.25pt" style:font-size-complex="14pt"/>
    </style:style>
    <style:style style:name="P9" style:family="paragraph" style:parent-style-name="Standard">
      <style:paragraph-properties fo:text-align="start" style:justify-single-word="false"/>
      <style:text-properties fo:font-size="14pt" officeooo:rsid="000c8770" officeooo:paragraph-rsid="00189d58" style:font-size-asian="12.25pt" style:font-size-complex="14pt"/>
    </style:style>
    <style:style style:name="T1" style:family="text">
      <style:text-properties officeooo:rsid="001528df"/>
    </style:style>
    <style:style style:name="T2" style:family="text">
      <style:text-properties officeooo:rsid="00189d58"/>
    </style:style>
    <style:style style:name="T3" style:family="text">
      <style:text-properties officeooo:rsid="001bf3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etings Protocol #<text:span text:style-name="T2">4</text:span></text:p>
      <text:p text:style-name="P8"/>
      <text:p text:style-name="P9"/>
      <text:p text:style-name="P6">Overzicht</text:p>
      <text:p text:style-name="P2"/>
      <text:p text:style-name="P3">Afgelopen week hebben we de clusters verdeeld. In het weekend en op maandag gingen we eraan werken en de data analyseren. <text:span text:style-name="T1">Op dinsdag 12 juni kwamen we bij elkaar om nog wat dingen te bespreken waar we tegenaan liepen. Daarnaast hebben we nog besproken wat er moet gebeuren in week 2. Ook hebben we het bestand doorgelezen om de attributes te taggen. Daarna gingen we de taken verdelen om de verschillende attributes met elkaar te vergelijken.</text:span></text:p>
      <text:p text:style-name="P2"/>
      <text:p text:style-name="P6">Problemen</text:p>
      <text:p text:style-name="P2"/>
      <text:p text:style-name="P5">Geen problemen</text:p>
      <text:p text:style-name="P4"><text:s/></text:p>
      <text:p text:style-name="P6">Verloop</text:p>
      <text:p text:style-name="P6"/>
      <text:p text:style-name="P1">De groep ligt op schema, dat wil zeggen dat we actief bezig zijn met het werken aan de opdracht van week 2 en het analyseren van de data waren we vorige week al mee begonnen, dus lopen we iets voor op schema. We willen aan het eind van deze week de attributes allemaal getagt hebben en ook duidelijke verbanden hebben gevonden tussen de variabelen. <text:span text:style-name="T3">Ook zijn we al bezig met regressie frameworks en machine lea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5T10:15:43.253613564</meta:creation-date>
    <dc:date>2018-06-15T10:24:11.091077353</dc:date>
    <meta:editing-duration>PT2M38S</meta:editing-duration>
    <meta:editing-cycles>4</meta:editing-cycles>
    <meta:generator>LibreOffice/5.1.6.2$Linux_X86_64 LibreOffice_project/10m0$Build-2</meta:generator>
    <meta:document-statistic meta:table-count="0" meta:image-count="0" meta:object-count="0" meta:page-count="1" meta:paragraph-count="8" meta:word-count="159" meta:character-count="917" meta:non-whitespace-character-count="764"/>
  </office:meta>
</office:document-meta>
</file>